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263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5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5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5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5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5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objectwithoutfill">
      <style:graphic-properties draw:marker-start="" draw:fill="none" draw:textarea-vertical-align="middle"/>
    </style:style>
    <style:style style:name="gr4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2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2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Mang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Mang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Mang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Mang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lue-point draw:id="4" svg:x="-2.666cm" svg:y="5.002cm"/>
          <draw:g>
            <draw:line draw:style-name="gr1" draw:text-style-name="P1" draw:layer="layout" svg:x1="8.432cm" svg:y1="11.708cm" svg:x2="8.932cm" svg:y2="11.708cm">
              <text:p/>
            </draw:line>
            <draw:g>
              <draw:rect draw:style-name="gr2" draw:text-style-name="P3" draw:layer="layout" svg:width="2.5cm" svg:height="0.606cm" svg:x="9.682cm" svg:y="11.405cm">
                <text:p text:style-name="P2"><text:span text:style-name="T1">Turn off pump</text:span></text:p>
              </draw:rect>
              <draw:rect draw:style-name="gr3" draw:text-style-name="P3" draw:layer="layout" svg:width="0.75cm" svg:height="0.606cm" svg:x="8.932cm" svg:y="11.405cm">
                <text:p text:style-name="P2"><text:span text:style-name="T1">N</text:span></text:p>
              </draw:rect>
            </draw:g>
          </draw:g>
          <draw:g>
            <draw:line draw:style-name="gr4" draw:text-style-name="P1" draw:layer="layout" svg:x1="8.432cm" svg:y1="9.726cm" svg:x2="8.932cm" svg:y2="9.726cm">
              <text:p/>
            </draw:line>
            <draw:g>
              <draw:rect draw:style-name="gr5" draw:text-style-name="P3" draw:layer="layout" svg:width="2.5cm" svg:height="0.606cm" svg:x="9.682cm" svg:y="9.423cm">
                <text:p text:style-name="P2"><text:span text:style-name="T1">Turn on pump</text:span></text:p>
              </draw:rect>
              <draw:rect draw:style-name="gr6" draw:text-style-name="P3" draw:layer="layout" svg:width="0.75cm" svg:height="0.606cm" svg:x="8.932cm" svg:y="9.423cm">
                <text:p text:style-name="P2"><text:span text:style-name="T1">N</text:span></text:p>
              </draw:rect>
            </draw:g>
          </draw:g>
          <draw:g>
            <draw:line draw:style-name="gr7" draw:text-style-name="P1" draw:layer="layout" svg:x1="8.432cm" svg:y1="7.744cm" svg:x2="8.932cm" svg:y2="7.744cm">
              <text:p/>
            </draw:line>
            <draw:g>
              <draw:rect draw:style-name="gr8" draw:text-style-name="P3" draw:layer="layout" svg:width="2.5cm" svg:height="0.606cm" svg:x="9.682cm" svg:y="7.441cm">
                <text:p text:style-name="P2"><text:span text:style-name="T1">Open Relay</text:span></text:p>
              </draw:rect>
              <draw:rect draw:style-name="gr9" draw:text-style-name="P3" draw:layer="layout" svg:width="0.75cm" svg:height="0.606cm" svg:x="8.932cm" svg:y="7.441cm">
                <text:p text:style-name="P2"><text:span text:style-name="T1">N</text:span></text:p>
              </draw:rect>
            </draw:g>
          </draw:g>
          <draw:g>
            <draw:line draw:style-name="gr10" draw:text-style-name="P1" draw:layer="layout" svg:x1="8.432cm" svg:y1="5.899cm" svg:x2="8.932cm" svg:y2="5.899cm">
              <text:p/>
            </draw:line>
            <draw:g>
              <draw:rect draw:style-name="gr11" draw:text-style-name="P3" draw:layer="layout" svg:width="2.5cm" svg:height="0.606cm" svg:x="9.682cm" svg:y="5.596cm">
                <text:p text:style-name="P2"><text:span text:style-name="T1">completed:= 0</text:span></text:p>
              </draw:rect>
              <draw:rect draw:style-name="gr12" draw:text-style-name="P3" draw:layer="layout" svg:width="0.75cm" svg:height="0.606cm" svg:x="8.932cm" svg:y="5.596cm">
                <text:p text:style-name="P2"><text:span text:style-name="T1">N</text:span></text:p>
              </draw:rect>
            </draw:g>
          </draw:g>
          <draw:g>
            <draw:line draw:style-name="gr13" draw:text-style-name="P1" draw:layer="layout" svg:x1="8.026cm" svg:y1="6.397cm" svg:x2="8.026cm" svg:y2="7.193cm">
              <text:p/>
            </draw:line>
            <draw:line draw:style-name="gr14" draw:text-style-name="P1" draw:layer="layout" svg:x1="7.776cm" svg:y1="6.795cm" svg:x2="8.276cm" svg:y2="6.795cm">
              <text:p/>
            </draw:line>
            <draw:frame draw:style-name="gr15" draw:text-style-name="P5" draw:layer="layout" svg:width="4.828cm" svg:height="0.645cm" svg:x="8.276cm" svg:y="6.523cm">
              <draw:text-box>
                <text:p text:style-name="P4"><text:span text:style-name="T1">(1) enable = 1 and reset = 0</text:span></text:p>
              </draw:text-box>
            </draw:frame>
          </draw:g>
          <draw:g>
            <draw:rect draw:style-name="gr16" draw:text-style-name="P1" draw:layer="layout" svg:width="1cm" svg:height="1cm" svg:x="7.526cm" svg:y="7.175cm">
              <text:p text:style-name="P2"><text:span text:style-name="T2">1</text:span></text:p>
            </draw:rect>
            <draw:line draw:style-name="gr17" draw:text-style-name="P1" draw:layer="layout" svg:x1="8.026cm" svg:y1="8.175cm" svg:x2="8.026cm" svg:y2="9.175cm">
              <draw:glue-point draw:id="4" svg:x="0cm" svg:y="5cm"/>
              <text:p/>
            </draw:line>
            <draw:line draw:style-name="gr18" draw:text-style-name="P1" draw:layer="layout" svg:x1="7.776cm" svg:y1="8.675cm" svg:x2="8.276cm" svg:y2="8.675cm">
              <text:p/>
            </draw:line>
            <draw:frame draw:style-name="gr19" draw:text-style-name="P5" draw:layer="layout" svg:width="2.043cm" svg:height="0.645cm" svg:x="8.276cm" svg:y="8.353cm">
              <draw:text-box>
                <text:p text:style-name="P4"><text:span text:style-name="T1">(2) 5/X1/0</text:span></text:p>
              </draw:text-box>
            </draw:frame>
          </draw:g>
          <draw:g>
            <draw:rect draw:style-name="gr20" draw:text-style-name="P1" draw:layer="layout" svg:width="1cm" svg:height="1cm" svg:x="7.526cm" svg:y="9.175cm">
              <text:p text:style-name="P2"><text:span text:style-name="T2">2</text:span></text:p>
            </draw:rect>
            <draw:line draw:style-name="gr21" draw:text-style-name="P1" draw:layer="layout" svg:x1="8.026cm" svg:y1="10.175cm" svg:x2="8.026cm" svg:y2="11.175cm">
              <draw:glue-point draw:id="4" svg:x="0cm" svg:y="5cm"/>
              <text:p/>
            </draw:line>
            <draw:line draw:style-name="gr22" draw:text-style-name="P1" draw:layer="layout" svg:x1="7.776cm" svg:y1="10.675cm" svg:x2="8.276cm" svg:y2="10.675cm">
              <text:p/>
            </draw:line>
            <draw:frame draw:style-name="gr23" draw:text-style-name="P5" draw:layer="layout" svg:width="2.627cm" svg:height="0.645cm" svg:x="8.276cm" svg:y="10.353cm">
              <draw:text-box>
                <text:p text:style-name="P4"><text:span text:style-name="T3">(3) 1800/X2/0</text:span></text:p>
              </draw:text-box>
            </draw:frame>
          </draw:g>
          <draw:g>
            <draw:rect draw:style-name="gr24" draw:text-style-name="P1" draw:layer="layout" svg:width="1cm" svg:height="1cm" svg:x="7.621cm" svg:y="11.139cm">
              <text:p text:style-name="P2"><text:span text:style-name="T2">3</text:span></text:p>
            </draw:rect>
            <draw:line draw:style-name="gr25" draw:text-style-name="P1" draw:layer="layout" svg:x1="8.121cm" svg:y1="12.139cm" svg:x2="8.121cm" svg:y2="13.139cm">
              <draw:glue-point draw:id="4" svg:x="0cm" svg:y="5cm"/>
              <text:p/>
            </draw:line>
            <draw:line draw:style-name="gr26" draw:text-style-name="P1" draw:layer="layout" svg:x1="7.871cm" svg:y1="12.639cm" svg:x2="8.371cm" svg:y2="12.639cm">
              <text:p/>
            </draw:line>
            <draw:frame draw:style-name="gr27" draw:text-style-name="P5" draw:layer="layout" svg:width="2.043cm" svg:height="0.645cm" svg:x="8.371cm" svg:y="12.317cm">
              <draw:text-box>
                <text:p text:style-name="P4"><text:span text:style-name="T3">(4) 5/X3/0</text:span></text:p>
              </draw:text-box>
            </draw:frame>
          </draw:g>
          <draw:g>
            <draw:line draw:style-name="gr28" draw:text-style-name="P1" draw:layer="layout" svg:x1="8.398cm" svg:y1="13.69cm" svg:x2="8.898cm" svg:y2="13.69cm">
              <text:p/>
            </draw:line>
            <draw:g>
              <draw:rect draw:style-name="gr29" draw:text-style-name="P3" draw:layer="layout" svg:width="2.5cm" svg:height="0.606cm" svg:x="9.648cm" svg:y="13.387cm">
                <text:p text:style-name="P2"><text:span text:style-name="T1">Close Relay</text:span></text:p>
              </draw:rect>
              <draw:rect draw:style-name="gr30" draw:text-style-name="P3" draw:layer="layout" svg:width="0.75cm" svg:height="0.606cm" svg:x="8.898cm" svg:y="13.387cm">
                <text:p text:style-name="P2"><text:span text:style-name="T1">N</text:span></text:p>
              </draw:rect>
            </draw:g>
          </draw:g>
          <draw:g>
            <draw:rect draw:style-name="gr31" draw:text-style-name="P1" draw:layer="layout" svg:width="1cm" svg:height="1cm" svg:x="7.587cm" svg:y="13.121cm">
              <text:p text:style-name="P2"><text:span text:style-name="T2">4</text:span></text:p>
            </draw:rect>
            <draw:line draw:style-name="gr32" draw:text-style-name="P1" draw:layer="layout" svg:x1="8.087cm" svg:y1="14.121cm" svg:x2="8.087cm" svg:y2="15.121cm">
              <draw:glue-point draw:id="4" svg:x="0cm" svg:y="5cm"/>
              <text:p/>
            </draw:line>
            <draw:line draw:style-name="gr33" draw:text-style-name="P1" draw:layer="layout" svg:x1="7.837cm" svg:y1="14.621cm" svg:x2="8.337cm" svg:y2="14.621cm">
              <text:p/>
            </draw:line>
            <draw:frame draw:style-name="gr34" draw:text-style-name="P5" draw:layer="layout" svg:width="2.043cm" svg:height="0.645cm" svg:x="8.337cm" svg:y="14.299cm">
              <draw:text-box>
                <text:p text:style-name="P4"><text:span text:style-name="T3">(5) 5/X4/0</text:span></text:p>
              </draw:text-box>
            </draw:frame>
          </draw:g>
          <draw:g>
            <draw:rect draw:style-name="gr35" draw:text-style-name="P1" draw:layer="layout" svg:width="1cm" svg:height="1cm" svg:x="7.621cm" svg:y="15.103cm">
              <text:p text:style-name="P2"><text:span text:style-name="T2">5</text:span></text:p>
            </draw:rect>
            <draw:line draw:style-name="gr36" draw:text-style-name="P1" draw:layer="layout" svg:x1="8.121cm" svg:y1="16.103cm" svg:x2="8.121cm" svg:y2="17.103cm">
              <draw:glue-point draw:id="4" svg:x="0cm" svg:y="5cm"/>
              <text:p/>
            </draw:line>
            <draw:line draw:style-name="gr37" draw:text-style-name="P1" draw:layer="layout" svg:x1="7.871cm" svg:y1="16.603cm" svg:x2="8.371cm" svg:y2="16.603cm">
              <text:p/>
            </draw:line>
            <draw:frame draw:style-name="gr38" draw:text-style-name="P5" draw:layer="layout" svg:width="2.407cm" svg:height="0.645cm" svg:x="8.371cm" svg:y="16.281cm">
              <draw:text-box>
                <text:p text:style-name="P4"><text:span text:style-name="T3">(6) reset = 1</text:span></text:p>
              </draw:text-box>
            </draw:frame>
            <draw:line draw:style-name="gr39" draw:text-style-name="P6" draw:layer="layout" svg:x1="8.184cm" svg:y1="17.103cm" svg:x2="5.955cm" svg:y2="17.103cm">
              <text:p/>
            </draw:line>
            <draw:line draw:style-name="gr39" draw:text-style-name="P6" draw:layer="layout" svg:x1="5.955cm" svg:y1="17.103cm" svg:x2="5.955cm" svg:y2="4.468cm">
              <text:p/>
            </draw:line>
            <draw:line draw:style-name="gr39" draw:text-style-name="P6" draw:layer="layout" svg:x1="5.955cm" svg:y1="4.468cm" svg:x2="7.937cm" svg:y2="4.468cm">
              <text:p/>
            </draw:line>
            <draw:line draw:style-name="gr39" draw:text-style-name="P6" draw:layer="layout" svg:x1="7.937cm" svg:y1="4.468cm" svg:x2="7.937cm" svg:y2="5.459cm">
              <text:p/>
            </draw:line>
            <draw:line draw:style-name="gr40" draw:text-style-name="P1" draw:layer="layout" svg:x1="5.955cm" svg:y1="10.171cm" svg:x2="5.955cm" svg:y2="9.671cm">
              <text:p/>
            </draw:line>
          </draw:g>
        </draw:g>
        <draw:g>
          <draw:rect draw:style-name="gr41" draw:text-style-name="P1" draw:layer="layout" svg:width="1cm" svg:height="1cm" svg:x="7.568cm" svg:y="5.342cm">
            <text:p/>
          </draw:rect>
          <draw:rect draw:style-name="gr42" draw:text-style-name="P1" draw:layer="layout" svg:width="0.804cm" svg:height="0.831cm" svg:x="7.666cm" svg:y="5.427cm">
            <text:p text:style-name="P2"><text:span text:style-name="T2">0</text:span>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briel Faleiro</meta:initial-creator>
    <meta:creation-date>2022-04-17T16:56:50</meta:creation-date>
    <dc:date>2022-04-17T20:41:33</dc:date>
    <dc:creator>Gabriel Faleiro</dc:creator>
    <meta:editing-duration>PT14M18S</meta:editing-duration>
    <meta:editing-cycles>1</meta:editing-cycles>
    <meta:document-statistic meta:object-count="63"/>
    <meta:generator>OpenOffice/4.1.11$Unix OpenOffice.org_project/4111m1$Build-9808</meta:generator>
  </office:meta>
</office:document-meta>
</file>